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fo:background-color="#33ff99"/>
    </style:style>
    <style:style style:name="ce3" style:family="table-cell" style:parent-style-name="Default" style:data-style-name="N37">
      <style:table-cell-properties fo:background-color="#ffff66"/>
    </style:style>
    <style:style style:name="ce4" style:family="table-cell" style:parent-style-name="Default" style:data-style-name="N37">
      <style:table-cell-properties fo:background-color="#ff33ff"/>
    </style:style>
    <style:style style:name="ce5" style:family="table-cell" style:parent-style-name="Default" style:data-style-name="N37">
      <style:table-cell-properties fo:background-color="transparent"/>
    </style:style>
    <style:style style:name="ce6" style:family="table-cell" style:parent-style-name="Default">
      <style:table-cell-properties fo:background-color="#ff33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/>
          <table:table-cell office:value-type="string" calcext:value-type="string">
            <text:p>Tehdyt</text:p>
          </table:table-cell>
          <table:table-cell office:value-type="string" calcext:value-type="string">
            <text:p>Tavoite</text:p>
          </table:table-cell>
          <table:table-cell office:value-type="string" calcext:value-type="string">
            <text:p>Muu</text:p>
          </table:table-cell>
        </table:table-row>
        <table:table-row table:style-name="ro1">
          <table:table-cell/>
          <table:table-cell office:value-type="date" office:date-value="2016-05-03" calcext:value-type="date">
            <text:p>03.05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5-04" calcext:value-type="date">
            <text:p>04.05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5-05" calcext:value-type="date">
            <text:p>05.05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5-06" calcext:value-type="date">
            <text:p>06.05.1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date" office:date-value="2016-05-07" calcext:value-type="date">
            <text:p>07.05.1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date" office:date-value="2016-05-08" calcext:value-type="date">
            <text:p>08.05.1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date" office:date-value="2016-05-09" calcext:value-type="date">
            <text:p>09.05.1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date" office:date-value="2016-05-10" calcext:value-type="date">
            <text:p>10.05.16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date" office:date-value="2016-05-11" calcext:value-type="date">
            <text:p>11.05.16</text:p>
          </table:table-cell>
          <table:table-cell table:number-columns-repeated="2"/>
          <table:table-cell table:style-name="ce6" office:value-type="string" calcext:value-type="string">
            <text:p>Algebrallinen topologia 2 tentti</text:p>
          </table:table-cell>
        </table:table-row>
        <table:table-row table:style-name="ro1">
          <table:table-cell/>
          <table:table-cell office:value-type="date" office:date-value="2016-05-12" calcext:value-type="date">
            <text:p>12.05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5-13" calcext:value-type="date">
            <text:p>13.05.16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16-05-14" calcext:value-type="date">
            <text:p>14.05.1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6-05-15" calcext:value-type="date">
            <text:p>15.05.16</text:p>
          </table:table-cell>
          <table:table-cell table:number-columns-repeated="2"/>
          <table:table-cell table:style-name="ce6" office:value-type="string" calcext:value-type="string">
            <text:p>Bonn deadline</text:p>
          </table:table-cell>
        </table:table-row>
        <table:table-row table:style-name="ro1">
          <table:table-cell/>
          <table:table-cell office:value-type="date" office:date-value="2016-05-16" calcext:value-type="date">
            <text:p>16.05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5-17" calcext:value-type="date">
            <text:p>17.05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5-18" calcext:value-type="date">
            <text:p>18.05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5-19" calcext:value-type="date">
            <text:p>19.05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5-20" calcext:value-type="date">
            <text:p>20.05.1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6-05-21" calcext:value-type="date">
            <text:p>21.05.1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6-05-22" calcext:value-type="date">
            <text:p>22.05.16</text:p>
          </table:table-cell>
          <table:table-cell table:number-columns-repeated="2"/>
          <table:table-cell table:style-name="ce6" office:value-type="string" calcext:value-type="string">
            <text:p>Kööpenhamina deadline</text:p>
          </table:table-cell>
        </table:table-row>
        <table:table-row table:style-name="ro1">
          <table:table-cell/>
          <table:table-cell office:value-type="date" office:date-value="2016-05-23" calcext:value-type="date">
            <text:p>23.05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5-24" calcext:value-type="date">
            <text:p>24.05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5-25" calcext:value-type="date">
            <text:p>25.05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5-26" calcext:value-type="date">
            <text:p>26.05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5-27" calcext:value-type="date">
            <text:p>27.05.1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6-05-28" calcext:value-type="date">
            <text:p>28.05.1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6-05-29" calcext:value-type="date">
            <text:p>29.05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5-30" calcext:value-type="date">
            <text:p>30.05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5-31" calcext:value-type="date">
            <text:p>31.05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6-01" calcext:value-type="date">
            <text:p>01.06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6-02" calcext:value-type="date">
            <text:p>02.06.16</text:p>
          </table:table-cell>
          <table:table-cell table:number-columns-repeated="2"/>
          <table:table-cell table:style-name="ce6" office:value-type="string" calcext:value-type="string">
            <text:p>Bergen deadline</text:p>
          </table:table-cell>
        </table:table-row>
        <table:table-row table:style-name="ro1">
          <table:table-cell/>
          <table:table-cell office:value-type="date" office:date-value="2016-06-03" calcext:value-type="date">
            <text:p>03.06.1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6-06-04" calcext:value-type="date">
            <text:p>04.06.1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6-06-05" calcext:value-type="date">
            <text:p>05.06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6-06" calcext:value-type="date">
            <text:p>06.06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6-07" calcext:value-type="date">
            <text:p>07.06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6-08" calcext:value-type="date">
            <text:p>08.06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6-09" calcext:value-type="date">
            <text:p>09.06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6-10" calcext:value-type="date">
            <text:p>10.06.1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6-06-11" calcext:value-type="date">
            <text:p>11.06.1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6-06-12" calcext:value-type="date">
            <text:p>12.06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6-13" calcext:value-type="date">
            <text:p>13.06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6-14" calcext:value-type="date">
            <text:p>14.06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6-15" calcext:value-type="date">
            <text:p>15.06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6-16" calcext:value-type="date">
            <text:p>16.06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6-17" calcext:value-type="date">
            <text:p>17.06.1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date" office:date-value="2016-06-18" calcext:value-type="date">
            <text:p>18.06.16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16-06-19" calcext:value-type="date">
            <text:p>19.06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6-20" calcext:value-type="date">
            <text:p>20.06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6-21" calcext:value-type="date">
            <text:p>21.06.16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6-06-22" calcext:value-type="date">
            <text:p>22.06.1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1:04:31.498000000</meta:creation-date>
    <dc:date>2016-05-02T11:24:43.496000000</dc:date>
    <meta:editing-duration>PT5M1S</meta:editing-duration>
    <meta:editing-cycles>2</meta:editing-cycles>
    <meta:generator>LibreOffice/4.3.0.4$Windows_x86 LibreOffice_project/62ad5818884a2fc2e5780dd45466868d41009ec0</meta:generator>
    <meta:document-statistic meta:table-count="1" meta:cell-count="58" meta:object-count="0"/>
  </office:meta>
</office:document-meta>
</file>